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e1848" officeooo:paragraph-rsid="000e1848"/>
    </style:style>
    <style:style style:name="P2" style:family="paragraph" style:parent-style-name="Text_20_body">
      <style:text-properties officeooo:rsid="000e1848" officeooo:paragraph-rsid="000e18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xercice 2</text:h>
      <text:p text:style-name="P2">1/ la grammaire est L-attribuée car chaque attribut est hérité ou synthétisé et dépend des attribut précédente</text:p>
      <text:p text:style-name="P2">2/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15:57:33.524339090</meta:creation-date>
    <meta:generator>LibreOffice/6.4.6.2$Linux_X86_64 LibreOffice_project/40$Build-2</meta:generator>
    <dc:date>2021-02-04T16:26:22.154077101</dc:date>
    <meta:editing-duration>PT18M23S</meta:editing-duration>
    <meta:editing-cycles>1</meta:editing-cycles>
    <meta:document-statistic meta:table-count="0" meta:image-count="0" meta:object-count="0" meta:page-count="1" meta:paragraph-count="3" meta:word-count="20" meta:character-count="123" meta:non-whitespace-character-count="105"/>
  </office:meta>
</office:document-meta>
</file>